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42.69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70.44pt"/>
    </style:style>
    <style:style style:name="co7" style:family="table-column">
      <style:table-column-properties fo:break-before="auto" style:column-width="85.15pt"/>
    </style:style>
    <style:style style:name="co8" style:family="table-column">
      <style:table-column-properties fo:break-before="auto" style:column-width="78.21pt"/>
    </style:style>
    <style:style style:name="co9" style:family="table-column">
      <style:table-column-properties fo:break-before="auto" style:column-width="83.5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fra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Piece(nr)</text:p>
          </table:table-cell>
          <table:table-cell office:value-type="string" calcext:value-type="string">
            <text:p>Size(board)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Steps(solution)</text:p>
          </table:table-cell>
          <table:table-cell office:value-type="string" calcext:value-type="string">
            <text:p>Cost(solution)</text:p>
          </table:table-cell>
          <table:table-cell office:value-type="string" calcext:value-type="string">
            <text:p>Generated nodes</text:p>
          </table:table-cell>
          <table:table-cell office:value-type="string" calcext:value-type="string">
            <text:p>Explored nodes</text:p>
          </table:table-cell>
          <table:table-cell office:value-type="string" calcext:value-type="string">
            <text:p>Expanded nod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08" calcext:value-type="float">
            <text:p>308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08" calcext:value-type="float">
            <text:p>308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08" calcext:value-type="float">
            <text:p>308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08" calcext:value-type="float">
            <text:p>308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08" calcext:value-type="float">
            <text:p>308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08" calcext:value-type="float">
            <text:p>308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08" calcext:value-type="float">
            <text:p>308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08" calcext:value-type="float">
            <text:p>308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08" calcext:value-type="float">
            <text:p>308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08" calcext:value-type="float">
            <text:p>308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42" calcext:value-type="float">
            <text:p>24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42" calcext:value-type="float">
            <text:p>24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42" calcext:value-type="float">
            <text:p>24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42" calcext:value-type="float">
            <text:p>24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42" calcext:value-type="float">
            <text:p>24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42" calcext:value-type="float">
            <text:p>24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42" calcext:value-type="float">
            <text:p>24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42" calcext:value-type="float">
            <text:p>24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42" calcext:value-type="float">
            <text:p>24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42" calcext:value-type="float">
            <text:p>24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88" calcext:value-type="float">
            <text:p>28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88" calcext:value-type="float">
            <text:p>28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88" calcext:value-type="float">
            <text:p>28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88" calcext:value-type="float">
            <text:p>28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88" calcext:value-type="float">
            <text:p>28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88" calcext:value-type="float">
            <text:p>28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88" calcext:value-type="float">
            <text:p>28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88" calcext:value-type="float">
            <text:p>28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88" calcext:value-type="float">
            <text:p>28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88" calcext:value-type="float">
            <text:p>28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32" calcext:value-type="float">
            <text:p>23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32" calcext:value-type="float">
            <text:p>23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32" calcext:value-type="float">
            <text:p>23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32" calcext:value-type="float">
            <text:p>23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32" calcext:value-type="float">
            <text:p>23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32" calcext:value-type="float">
            <text:p>23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32" calcext:value-type="float">
            <text:p>23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32" calcext:value-type="float">
            <text:p>23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32" calcext:value-type="float">
            <text:p>23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32" calcext:value-type="float">
            <text:p>23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08" meta:object-count="0"/>
    <meta:generator>LibreOffice/6.0.7.3$Linux_X86_64 LibreOffice_project/00m0$Build-3</meta:generator>
  </office:meta>
</office:document-meta>
</file>